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8b03" officeooo:paragraph-rsid="00148b03"/>
    </style:style>
    <style:style style:name="P2" style:family="paragraph" style:parent-style-name="Text_20_body">
      <style:text-properties style:font-name="Ubuntu1" officeooo:rsid="00148b03" officeooo:paragraph-rsid="00148b03"/>
    </style:style>
    <style:style style:name="P3" style:family="paragraph" style:parent-style-name="Text_20_body">
      <style:text-properties style:font-name="Ubuntu1" officeooo:paragraph-rsid="00148b03"/>
    </style:style>
    <style:style style:name="P4" style:family="paragraph" style:parent-style-name="Text_20_body">
      <style:text-properties officeooo:paragraph-rsid="00165c73"/>
    </style:style>
    <style:style style:name="P5" style:family="paragraph" style:parent-style-name="Text_20_body">
      <style:text-properties officeooo:rsid="00165c73" officeooo:paragraph-rsid="00165c73"/>
    </style:style>
    <style:style style:name="P6" style:family="paragraph" style:parent-style-name="Text_20_body" style:list-style-name="L2">
      <style:text-properties officeooo:rsid="00165c73" officeooo:paragraph-rsid="00165c73"/>
    </style:style>
    <style:style style:name="P7" style:family="paragraph" style:parent-style-name="Text_20_body">
      <style:text-properties style:text-underline-style="none" officeooo:rsid="00165c73" officeooo:paragraph-rsid="00165c73"/>
    </style:style>
    <style:style style:name="P8" style:family="paragraph" style:parent-style-name="Text_20_body" style:list-style-name="L1">
      <style:text-properties style:text-underline-style="none" officeooo:rsid="00165c73" officeooo:paragraph-rsid="00165c73"/>
    </style:style>
    <style:style style:name="P9" style:family="paragraph" style:parent-style-name="Title">
      <style:text-properties style:font-name="Ubuntu1" officeooo:rsid="00148b03" officeooo:paragraph-rsid="00148b03"/>
    </style:style>
    <style:style style:name="P10" style:family="paragraph" style:parent-style-name="Heading_20_1">
      <style:text-properties style:text-underline-style="solid" style:text-underline-width="auto" style:text-underline-color="font-color"/>
    </style:style>
    <style:style style:name="P11" style:family="paragraph" style:parent-style-name="Heading_20_1">
      <style:text-properties style:text-underline-style="solid" style:text-underline-width="auto" style:text-underline-color="font-color" officeooo:rsid="00165c73" officeooo:paragraph-rsid="00165c73"/>
    </style:style>
    <style:style style:name="P12" style:family="paragraph" style:parent-style-name="Heading_20_1">
      <style:text-properties officeooo:rsid="00165c73" officeooo:paragraph-rsid="00165c73"/>
    </style:style>
    <style:style style:name="T1" style:family="text">
      <style:text-properties officeooo:rsid="00165c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essy</text:p>
      <text:p text:style-name="P2"/>
      <text:h text:style-name="P10" text:outline-level="1">Preamble</text:h>
      <text:p text:style-name="P1">The goal of this project is to write an GUI Application in Java <text:span text:style-name="T1">to play chess.</text:span></text:p>
      <text:h text:style-name="P11" text:outline-level="1">Goals</text:h>
      <text:p text:style-name="P7">The goal of this project is to write a chess application playable over the network.</text:p>
      <text:h text:style-name="P11" text:outline-level="1">Features</text:h>
      <text:list xml:id="list5374422075424566291" text:style-name="L1">
        <text:list-item>
          <text:p text:style-name="P8">Peer-to-Peer games</text:p>
        </text:list-item>
        <text:list-item>
          <text:p text:style-name="P8">Database with player scores and overall statistics (Games played, games won, etc)</text:p>
        </text:list-item>
        <text:list-item>
          <text:p text:style-name="P8">Fully functional chess game</text:p>
        </text:list-item>
      </text:list>
      <text:h text:style-name="P12" text:outline-level="1">Optional Features</text:h>
      <text:list xml:id="list4807948376612140617" text:style-name="L2">
        <text:list-item>
          <text:p text:style-name="P6">Client-Server based game-style</text:p>
        </text:list-item>
        <text:list-item>
          <text:p text:style-name="P6">Showing which moves are possible</text:p>
        </text:list-item>
        <text:list-item>
          <text:p text:style-name="P6">Sound at the end of the game</text:p>
        </text:list-item>
      </text:list>
      <text:h text:style-name="P12" text:outline-level="1">Documentation</text:h>
      <text:p text:style-name="P5">Most of the documentation takes place in the doc folder of the project. Other forms of documentation are our Trello boards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Ubuntu" fo:font-family="Ubuntu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Ubuntu" fo:font-family="Ubuntu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loext:contextual-spacing="false" style:page-number="auto" style:writing-mode="page"/>
      <style:text-properties fo:color="#00ccff" fo:font-size="130%" style:text-underline-style="solid" style:text-underline-width="auto" style:text-underline-color="font-color" fo:font-weight="bold" fo:background-color="transparent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1:44:57.818013678</meta:creation-date>
    <dc:date>2017-03-20T12:14:37.014149046</dc:date>
    <meta:editing-duration>PT19M19S</meta:editing-duration>
    <meta:editing-cycles>1</meta:editing-cycles>
    <meta:generator>LibreOffice/5.2.2.2$Linux_X86_64 LibreOffice_project/20m0$Build-2</meta:generator>
    <meta:document-statistic meta:table-count="0" meta:image-count="0" meta:object-count="0" meta:page-count="1" meta:paragraph-count="16" meta:word-count="98" meta:character-count="564" meta:non-whitespace-character-count="485"/>
  </office:meta>
</office:document-meta>
</file>